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f heapify(heap, n, i):</text:p>
      <text:p text:style-name="Standard"><text:s text:c="4"/>maximum = i</text:p>
      <text:p text:style-name="Standard"><text:s text:c="4"/>l = 2 * i + 1</text:p>
      <text:p text:style-name="Standard"><text:s text:c="4"/>r = 2 * i + 2</text:p>
      <text:p text:style-name="Standard"/>
      <text:p text:style-name="Standard"><text:s text:c="4"/># if left child exists and is greater than root</text:p>
      <text:p text:style-name="Standard"><text:s text:c="4"/>if l &lt; n and heap[maximum] &lt; heap[l]:</text:p>
      <text:p text:style-name="Standard"><text:s text:c="8"/>maximum = l</text:p>
      <text:p text:style-name="Standard"/>
      <text:p text:style-name="Standard"><text:s text:c="4"/># if right child exists and is greater than largest so far</text:p>
      <text:p text:style-name="Standard"><text:s text:c="4"/>if r &lt; n and heap[maximum] &lt; heap[r]:</text:p>
      <text:p text:style-name="Standard"><text:s text:c="8"/>maximum = r</text:p>
      <text:p text:style-name="Standard"/>
      <text:p text:style-name="Standard"><text:s text:c="4"/># Change root if needed</text:p>
      <text:p text:style-name="Standard"><text:s text:c="4"/>if maximum != i:</text:p>
      <text:p text:style-name="Standard"><text:s text:c="8"/>heap[i], heap[maximum] = heap[maximum], heap[i]</text:p>
      <text:p text:style-name="Standard"><text:s text:c="8"/>heapify(heap, n, maximum)</text:p>
      <text:p text:style-name="Standard"/>
      <text:p text:style-name="Standard">def heapSort(heap):</text:p>
      <text:p text:style-name="Standard"><text:s text:c="4"/>n = len(heap)</text:p>
      <text:p text:style-name="Standard"/>
      <text:p text:style-name="Standard"><text:s text:c="4"/># Build a maxheap</text:p>
      <text:p text:style-name="Standard"><text:s text:c="4"/>for i in range(n // 2 - 1, -1, -1):</text:p>
      <text:p text:style-name="Standard"><text:s text:c="8"/>heapify(heap, n, i)</text:p>
      <text:p text:style-name="Standard"/>
      <text:p text:style-name="Standard"><text:s text:c="4"/># One by one extract elements</text:p>
      <text:p text:style-name="Standard"><text:s text:c="4"/>for i in range(n - 1, 0, -1):</text:p>
      <text:p text:style-name="Standard"><text:s text:c="8"/>heap[i], heap[0] = heap[0], heap[i] <text:s/># swap</text:p>
      <text:p text:style-name="Standard"><text:s text:c="8"/>heapify(heap, i, 0)</text:p>
      <text:p text:style-name="Standard"/>
      <text:p text:style-name="Standard"># main</text:p>
      <text:p text:style-name="Standard">heap = [15, 1, 11, 5, 6, 7, 24, 9, 8, 2]</text:p>
      <text:p text:style-name="Standard">heapSort(heap)</text:p>
      <text:p text:style-name="Standard">print("Heap array:")</text:p>
      <text:p text:style-name="Standard">print(heap)</text:p>
      <text:p text:style-name="Standard">print("The Sorted array is:")</text:p>
      <text:p text:style-name="Standard">print(heap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08T19:22:39.442052527</meta:creation-date>
    <dc:date>2025-11-08T19:23:27.402311606</dc:date>
    <meta:editing-duration>PT48S</meta:editing-duration>
    <meta:editing-cycles>1</meta:editing-cycles>
    <meta:document-statistic meta:table-count="0" meta:image-count="0" meta:object-count="0" meta:page-count="1" meta:paragraph-count="30" meta:word-count="151" meta:character-count="839" meta:non-whitespace-character-count="605"/>
    <meta:generator>LibreOffice/6.0.7.3$Linux_x86 LibreOffice_project/00m0$Build-3</meta:generator>
  </office:meta>
</office:document-meta>
</file>